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405f7" officeooo:paragraph-rsid="000405f7"/>
    </style:style>
    <style:style style:name="P2" style:family="paragraph" style:parent-style-name="Standard">
      <style:text-properties officeooo:rsid="00041098" officeooo:paragraph-rsid="00041098"/>
    </style:style>
    <style:style style:name="P3" style:family="paragraph" style:parent-style-name="Standard">
      <style:text-properties officeooo:rsid="00060f4d" officeooo:paragraph-rsid="00060f4d"/>
    </style:style>
    <style:style style:name="P4" style:family="paragraph" style:parent-style-name="Standard">
      <style:text-properties officeooo:rsid="00060f4d" officeooo:paragraph-rsid="000b699a"/>
    </style:style>
    <style:style style:name="P5" style:family="paragraph" style:parent-style-name="Standard">
      <style:text-properties officeooo:rsid="00060f4d" officeooo:paragraph-rsid="0015cdf9"/>
    </style:style>
    <style:style style:name="P6" style:family="paragraph" style:parent-style-name="Standard">
      <style:text-properties officeooo:rsid="000ede60" officeooo:paragraph-rsid="000ede60"/>
    </style:style>
    <style:style style:name="P7" style:family="paragraph" style:parent-style-name="Standard">
      <style:text-properties officeooo:rsid="0012bc92" officeooo:paragraph-rsid="0014585f"/>
    </style:style>
    <style:style style:name="P8" style:family="paragraph" style:parent-style-name="Standard">
      <style:text-properties officeooo:rsid="0014585f" officeooo:paragraph-rsid="0014585f"/>
    </style:style>
    <style:style style:name="P9" style:family="paragraph" style:parent-style-name="Standard">
      <style:text-properties officeooo:rsid="0016eb49" officeooo:paragraph-rsid="0016eb49"/>
    </style:style>
    <style:style style:name="P10" style:family="paragraph" style:parent-style-name="Standard">
      <style:text-properties officeooo:rsid="002073a7" officeooo:paragraph-rsid="002073a7"/>
    </style:style>
    <style:style style:name="P11" style:family="paragraph" style:parent-style-name="Standard">
      <style:text-properties officeooo:rsid="0024632f" officeooo:paragraph-rsid="0024632f"/>
    </style:style>
    <style:style style:name="P12" style:family="paragraph" style:parent-style-name="Standard">
      <style:text-properties officeooo:rsid="00268e19" officeooo:paragraph-rsid="00268e19"/>
    </style:style>
    <style:style style:name="P13" style:family="paragraph" style:parent-style-name="Standard">
      <style:text-properties officeooo:rsid="0029fd4d" officeooo:paragraph-rsid="0029fd4d"/>
    </style:style>
    <style:style style:name="P14" style:family="paragraph" style:parent-style-name="Standard">
      <style:text-properties officeooo:rsid="002df1f4" officeooo:paragraph-rsid="0036493b"/>
    </style:style>
    <style:style style:name="P15" style:family="paragraph" style:parent-style-name="Standard">
      <style:text-properties officeooo:rsid="0036493b" officeooo:paragraph-rsid="0036493b"/>
    </style:style>
    <style:style style:name="P16" style:family="paragraph" style:parent-style-name="Standard">
      <style:text-properties officeooo:rsid="003b37d3" officeooo:paragraph-rsid="003b37d3"/>
    </style:style>
    <style:style style:name="P17" style:family="paragraph" style:parent-style-name="Standard">
      <style:text-properties officeooo:rsid="003c0fff" officeooo:paragraph-rsid="003c0fff"/>
    </style:style>
    <style:style style:name="P18" style:family="paragraph" style:parent-style-name="Standard">
      <style:text-properties officeooo:rsid="003dccc5" officeooo:paragraph-rsid="003dccc5"/>
    </style:style>
    <style:style style:name="P19" style:family="paragraph" style:parent-style-name="Standard">
      <style:text-properties officeooo:rsid="003fbc73" officeooo:paragraph-rsid="003fbc73"/>
    </style:style>
    <style:style style:name="P20" style:family="paragraph" style:parent-style-name="Standard">
      <style:text-properties officeooo:rsid="003fbc73" officeooo:paragraph-rsid="0041b454"/>
    </style:style>
    <style:style style:name="P21" style:family="paragraph" style:parent-style-name="Standard">
      <style:text-properties officeooo:rsid="0043bd07" officeooo:paragraph-rsid="0043bd07"/>
    </style:style>
    <style:style style:name="P22" style:family="paragraph" style:parent-style-name="Standard">
      <style:text-properties officeooo:rsid="0043bd07" officeooo:paragraph-rsid="00444572"/>
    </style:style>
    <style:style style:name="P23" style:family="paragraph" style:parent-style-name="Standard">
      <style:text-properties officeooo:rsid="004806ae" officeooo:paragraph-rsid="004806ae"/>
    </style:style>
    <style:style style:name="P24" style:family="paragraph" style:parent-style-name="Standard">
      <style:text-properties officeooo:rsid="004d5e30" officeooo:paragraph-rsid="004dd1d4"/>
    </style:style>
    <style:style style:name="P25" style:family="paragraph" style:parent-style-name="Standard">
      <style:text-properties officeooo:rsid="004dd1d4" officeooo:paragraph-rsid="0050e228"/>
    </style:style>
    <style:style style:name="P26" style:family="paragraph" style:parent-style-name="Standard">
      <style:text-properties officeooo:rsid="0053b7d5" officeooo:paragraph-rsid="0053b7d5"/>
    </style:style>
    <style:style style:name="P27" style:family="paragraph" style:parent-style-name="Standard">
      <style:text-properties officeooo:rsid="0053b7d5" officeooo:paragraph-rsid="00566679"/>
    </style:style>
    <style:style style:name="P28" style:family="paragraph" style:parent-style-name="Standard">
      <style:text-properties officeooo:rsid="0053b7d5" officeooo:paragraph-rsid="005b597a"/>
    </style:style>
    <style:style style:name="P29" style:family="paragraph" style:parent-style-name="Standard">
      <style:text-properties officeooo:rsid="005b597a" officeooo:paragraph-rsid="005b597a"/>
    </style:style>
    <style:style style:name="T1" style:family="text">
      <style:text-properties officeooo:rsid="00041098"/>
    </style:style>
    <style:style style:name="T2" style:family="text">
      <style:text-properties officeooo:rsid="00060f4d"/>
    </style:style>
    <style:style style:name="T3" style:family="text">
      <style:text-properties officeooo:rsid="00076bed"/>
    </style:style>
    <style:style style:name="T4" style:family="text">
      <style:text-properties officeooo:rsid="000b699a"/>
    </style:style>
    <style:style style:name="T5" style:family="text">
      <style:text-properties officeooo:rsid="001088ba"/>
    </style:style>
    <style:style style:name="T6" style:family="text">
      <style:text-properties officeooo:rsid="00137305"/>
    </style:style>
    <style:style style:name="T7" style:family="text">
      <style:text-properties officeooo:rsid="0015cdf9"/>
    </style:style>
    <style:style style:name="T8" style:family="text">
      <style:text-properties officeooo:rsid="001877e7"/>
    </style:style>
    <style:style style:name="T9" style:family="text">
      <style:text-properties officeooo:rsid="001bbab0"/>
    </style:style>
    <style:style style:name="T10" style:family="text">
      <style:text-properties officeooo:rsid="001d96c2"/>
    </style:style>
    <style:style style:name="T11" style:family="text">
      <style:text-properties officeooo:rsid="00217c05"/>
    </style:style>
    <style:style style:name="T12" style:family="text">
      <style:text-properties officeooo:rsid="00262144"/>
    </style:style>
    <style:style style:name="T13" style:family="text">
      <style:text-properties officeooo:rsid="002bb831"/>
    </style:style>
    <style:style style:name="T14" style:family="text">
      <style:text-properties officeooo:rsid="002df1f4"/>
    </style:style>
    <style:style style:name="T15" style:family="text">
      <style:text-properties officeooo:rsid="002fcdb1"/>
    </style:style>
    <style:style style:name="T16" style:family="text">
      <style:text-properties officeooo:rsid="00312503"/>
    </style:style>
    <style:style style:name="T17" style:family="text">
      <style:text-properties officeooo:rsid="0032b8e2"/>
    </style:style>
    <style:style style:name="T18" style:family="text">
      <style:text-properties officeooo:rsid="0037833f"/>
    </style:style>
    <style:style style:name="T19" style:family="text">
      <style:text-properties officeooo:rsid="003c0fff"/>
    </style:style>
    <style:style style:name="T20" style:family="text">
      <style:text-properties officeooo:rsid="003dccc5"/>
    </style:style>
    <style:style style:name="T21" style:family="text">
      <style:text-properties officeooo:rsid="0041b454"/>
    </style:style>
    <style:style style:name="T22" style:family="text">
      <style:text-properties officeooo:rsid="00444572"/>
    </style:style>
    <style:style style:name="T23" style:family="text">
      <style:text-properties officeooo:rsid="0046e0a4"/>
    </style:style>
    <style:style style:name="T24" style:family="text">
      <style:text-properties officeooo:rsid="004806ae"/>
    </style:style>
    <style:style style:name="T25" style:family="text">
      <style:text-properties officeooo:rsid="0050e228"/>
    </style:style>
    <style:style style:name="T26" style:family="text">
      <style:text-properties officeooo:rsid="0054ad3e"/>
    </style:style>
    <style:style style:name="T27" style:family="text">
      <style:text-properties officeooo:rsid="005b597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vuo Monero</text:p>
      <text:p text:style-name="P1"><text:span text:style-name="T7">P4</text:span> 2017, Edición 2</text:p>
      <text:p text:style-name="P1"/>
      <text:p text:style-name="P1"><text:span text:style-name="T1">R</text:span>inc<text:span text:style-name="T1">ó</text:span>n del <text:span text:style-name="T1">Equipo Núcleo</text:span></text:p>
      <text:p text:style-name="P1"/>
      <text:p text:style-name="P2">En est<text:span text:style-name="T2">e</text:span> <text:span text:style-name="T2">asunto</text:span>…</text:p>
      <text:p text:style-name="P2"/>
      <text:p text:style-name="P3">Al revisar las actividades del Proyecto de Monero durante el 2017, <text:s/>lo mas significa<text:span text:style-name="T4">tivo</text:span> es el grado del progreso del mismo. Voy a cubrir lo mas destacado; sin embargo, de ninguna manera pretende ser comprensible. </text:p>
      <text:p text:style-name="P3"/>
      <text:p text:style-name="P5">En el 2017 vimos la adición <text:span text:style-name="T4">a la cadena principal de Monero </text:span>las Transacciones <text:span text:style-name="T3">Confidenciales de Anillo(Ring Confidential Transactions), primero como opcion y, a partir de septiembre obligatoria en las transacciones. El incremento minimo de los tamaños de los anillos a 5, tambien se implementaron en la bifurcacion de septiembre. Ahora damos por hecho que el ocultamiento del monto de las transacciones es parte de la experiencia de Monero, pero hace menos de un año este no era el caso. El descubrimiento de un error critico, por un miembro del Laboratorio de Investigacion de Monero que afecto a todas las monedas basadas en Cryptonote, fue un gran desafio. Esto no solo requirio un parche en el codigo de Monero, pero ademas de una divulgacion responsable hacia otras monedas basadas en Cryptonote. Esto se llevo a cabo en la cadena de bloques de Monero un modo ejemplar, sin causar ningun tipo de daño. Otros eventos significativos incluyen el rediseño de la url </text:span><text:a xlink:type="simple" xlink:href="https://getmonero.org/" text:style-name="Internet_20_link" text:visited-style-name="Visited_20_Internet_20_Link"><text:span text:style-name="T3">https://getmonero.org/</text:span></text:a><text:span text:style-name="T3"> y la salida de la version beta de la GUI. ¿Que traera el futuro? El 2017 ha visto la investigacion y el desarrollo de algunas de las actualizaciones mas importantes para el futuro del proyecto, incluidas las pruebas de bala(bullet proofs), transacciones con multifirmas(multi-signature) y el continuo desarrollo del proyecto Kovri.</text:span></text:p>
      <text:p text:style-name="P4"/>
      <text:p text:style-name="P6">Por el lado de la comunidad, ha habido un <text:span text:style-name="T5">aumento</text:span> significativo. E<text:span text:style-name="T5">ste crecimiento se ha extendido a traves de las comunidades en linea de Monero de una manera admirable, con la celebracion de reuniones regulares y The Monero Coffe Chat. Un aspecto particularmente importante del crecimiento de la comunidad, ha sido el aumento de las reuniones(meet-ups) de Monero a nivel mundial. </text:span></text:p>
      <text:p text:style-name="P6"/>
      <text:p text:style-name="P7">Debo expresar mi mas sincera correspondencia y agradecimiento a los desarrolladores, investigadores, contribuyentes, miembros de la comunidad, donantes <text:span text:style-name="T6">y por ultimo, pero no menos importantes, los miembros del equipo nucleo(core). Sin ustedes el extraordinario progreso que hemos visto en el 2017 simplemente no hubiera ocurrido. Ha sido un placer y un honor haber trabajado con todos ustedes este año.</text:span></text:p>
      <text:p text:style-name="P7"/>
      <text:p text:style-name="P8">Francisco “ArticMine” Cabañas</text:p>
      <text:p text:style-name="P8"/>
      <text:p text:style-name="P9"/>
      <text:p text:style-name="P9">Actualizaci<text:span text:style-name="T24">ó</text:span>n de<text:span text:style-name="T23">l</text:span> <text:span text:style-name="T23">D</text:span>esarrollo</text:p>
      <text:p text:style-name="P9"/>
      <text:p text:style-name="P9"><text:span text:style-name="T10">B</text:span>ajo del capó<text:span text:style-name="T9">(bajo el telón)</text:span>, Monero es una fuerza motriz<text:span text:style-name="T8">(potencia!)</text:span> de código y tecnología. <text:span text:style-name="T8">El trabajo en la base del código, viene en variedad de formas, desde la corrección de errores hasta la implementación de innovaciones. <text:s/>Quienes trabajan en la implementacion del código, sin embargo, son solo parte de la equación. El ritmo de trabajo en la interfaz gráfica para el usuario (GUI) avanza de manera constante, con un diseño simple e intuitivo para que los usuarios la puedan trabajar. Monero, como proyecto, tiene decenas de personas trabajando en todos los aspectos de la base del código. Nos tomamos el tiempo para ver algunos de los aspectos destacados del desarrollos del último periodo. <text:s/></text:span></text:p>
      <text:p text:style-name="P8"><text:soft-page-break/><text:s/></text:p>
      <text:p text:style-name="P10">Multifirmas<text:span text:style-name="T16">(Multisig)</text:span></text:p>
      <text:p text:style-name="P10"/>
      <text:p text:style-name="P10">Uno <text:span text:style-name="T11">d</text:span>e los <text:span text:style-name="T11">mayores logros del últmo periodo es la exitosa implementación de las multifirmas al monedero CLI, <text:s/>que permite que los Monero en la billetera solo puedan ser gastados si un numero predeteminado de firmantes firman la transacción. En los últimos 3 meses, las multifirmas N/N y el N-1/N, ambas, han sido implementadas y fusionadas completamente en la base del código.</text:span></text:p>
      <text:p text:style-name="P11">Como son cambios en el monedero, no hay que esperar hasta la proxima bifurcacion para ser utilizados. <text:s/>Simplemente se construye <text:span text:style-name="T12">desde el codigo fuente actual para empezar a utilizar esta característica. </text:span></text:p>
      <text:p text:style-name="P11"/>
      <text:p text:style-name="P12"/>
      <text:p text:style-name="P12">Pruebas de Bala(Bulletproofs)</text:p>
      <text:p text:style-name="P12"/>
      <text:p text:style-name="P13">En esta edición, algo en común entre el desarrollo y el Laboratorio de investigacion de Monero son las pruebas de bala. <text:span text:style-name="T14">En seguida del guiño proverbial que dio el equipo MRL</text:span> <text:span text:style-name="T13">para el cambio del actual prueba de rango a las pruebas de bala, el equipo de desarrollo no desperdicio tiempo en traer esta nueva tecnología en la base del código de Monero.</text:span></text:p>
      <text:p text:style-name="P13"/>
      <text:p text:style-name="P14">Al momento de escribir esta edición, las pruebas de bala de <text:span text:style-name="T16">salida simple</text:span> están <text:span text:style-name="T15">activas </text:span>en la red de pruebas<text:span text:style-name="T16">(testnet)</text:span> <text:span text:style-name="T16">de</text:span> <text:span text:style-name="T15">Monero</text:span>, y las <text:span text:style-name="T16">de salidas </text:span>m<text:span text:style-name="T17">ú</text:span>ltiples est<text:span text:style-name="T16">á</text:span>n en desarrollo. <text:span text:style-name="T16">Aún sigue la discusión de si activar las salidas simples</text:span> <text:span text:style-name="T17">en la próxima bifurcación(pese, a que las salidas múltiples son un poco mas eficientes, ademas que brindarían una mayor reducción en el tamaño de la transacción comparada con la actual de pruebas de rango) o darle a un mayor tiempo a esta tecnología en la red de pruebas.</text:span></text:p>
      <text:p text:style-name="P14"/>
      <text:p text:style-name="P14"/>
      <text:p text:style-name="P15">Subdirecciones(Subadresses)</text:p>
      <text:p text:style-name="P14"/>
      <text:p text:style-name="P15"><text:s/></text:p>
      <text:p text:style-name="P15">Subdirecciones, otra característica largamente esperada, <text:span text:style-name="T18">ha estado en obra hace varios meses. Permitirán generar multiples direcciones de un mismo monedero. En otras palabras, un individuo será capaz de repartir diferentes direcciones a propósitos diferentes y tener acceso a los fondos utilizando <text:s/>una sola semilla mnemotécnica. Esto incrementa la privacidad, ya que, aunque las direcciones furtivas o sigilosas(stealth adresses) esconden la dirección de destino en la cadena de bloques, el elemento humano de postear la misma direccion en múltiples sitios podría atar esa dirección a un usuario, conllevando a consecuencias a ciertos individuos.</text:span></text:p>
      <text:p text:style-name="P15"/>
      <text:p text:style-name="P16">El trabajo de las subdirecciones a finalizado y, como las multifirmas, es una característica del monedero, por ende no requiere de una bifurcación y <text:span text:style-name="T19">se </text:span>puede utiliza<text:span text:style-name="T19">r</text:span> si se construye desde el código fuente.</text:p>
      <text:p text:style-name="P16"/>
      <text:p text:style-name="P17"/>
      <text:p text:style-name="P17">GUI Actualizado</text:p>
      <text:p text:style-name="P17"/>
      <text:p text:style-name="P17">Hacia finales del 2017, la comunidad financio a dsc para la implementacion del tema oscuro para el actual diseño de la GUI creado por knufflebund. <text:span text:style-name="T20">En vez de contentarse con solo agregar el nuevo tema</text:span></text:p>
      <text:p text:style-name="P18">y hacer cambios entre los dos, el equipo GUI uso esta oportunidad y decidio optimizar el nuevo diseño al hacerlo mas accesible y amigable para el usuario. </text:p>
      <text:p text:style-name="P18"/>
      <text:p text:style-name="P19"><text:soft-page-break/>Adicional a esto, el trabajo para agregar las subdirecciones al monedero GUI estan en camino, aunque no hay una fecha de lanzamiento para esta característica. </text:p>
      <text:p text:style-name="P19"/>
      <text:p text:style-name="P19"/>
      <text:p text:style-name="P19">Respuesta a la Vulnerabilidad</text:p>
      <text:p text:style-name="P19"/>
      <text:p text:style-name="P20">Aunque técnicamente es un grupo trabajando a si mismo, incluímos en esta edición al grupo de Respuesta a la vulnerabilidad ya que no genera suficiente contenido para su propia sección(el equipo de respuesta es nuevo), <text:s/>pero su trabajo es invaluable para el continuo desarrollo y la seguridad de Monero. <text:span text:style-name="T21">El proyecto Monero está comprometido en proporcionar software privado y seguro probado, que incluye reportes de cazarecompensas para mitigar potenciales vulnerabilidades de Monero y Kovri. Puedes ver y aprender el gran trabajo realizado por anonimal, luigi1111, fluffypony y moneromooo en </text:span><text:a xlink:type="simple" xlink:href="https://hackerone.com/monero" text:style-name="Internet_20_link" text:visited-style-name="Visited_20_Internet_20_Link"><text:span text:style-name="T21">https://hackerone.com/monero</text:span></text:a><text:span text:style-name="T21">.</text:span></text:p>
      <text:p text:style-name="P20"/>
      <text:p text:style-name="P20"/>
      <text:p text:style-name="P20"/>
      <text:p text:style-name="P21"><text:span text:style-name="T24">Actualización</text:span> del Laboratorio de Investigaci<text:span text:style-name="T22">ó</text:span>n<text:span text:style-name="T24">(Monero Research Lab-MRL)</text:span></text:p>
      <text:p text:style-name="P21"/>
      <text:p text:style-name="P21"/>
      <text:p text:style-name="P22">Mantenerse al día con los avances, examinar mejoras <text:span text:style-name="T27">e implementarlas</text:span>, recomendaciones de privacidad, investigación propia y ser linea de defensa en contra de ataques, son solo parte de las tareas del Laboratorio de investigacion de Monero: asegurando que Monero se mantenga al frente de las tecnologías de privacidad y las cadenas de bloques. En esta sección, hechamos un vistazo de lo que fue el final del 2017 para nuestros dos investigadores academicos de tiempo completo financiados por la comunidad.</text:p>
      <text:p text:style-name="P22"/>
      <text:p text:style-name="P22"/>
      <text:p text:style-name="P23">Pruebas de Bala</text:p>
      <text:p text:style-name="P23"/>
      <text:p text:style-name="P24"/>
      <text:p text:style-name="P25">Una de las mayores emociones del ultimo periodo ha sido el trabajo que el MRL ha realizado para implementar pruebas de rango más eficientes (las prueba de balas) en la base del código. <text:span text:style-name="T25">Viendo cómo las pruebas de rango son la mayor parte de cada transacción de Monero, cuando se implementen las pruebas de bala, reducirán el tamaño de las transacciones en más del 80%, lo que a su vez reducirá las comisiones que se calculan en XMR/byte. </text:span>Se espera que las pruebas de balas estén activas en la cadena de bloques de Monero para el 2018. </text:p>
      <text:p text:style-name="P25"/>
      <text:p text:style-name="P25"/>
      <text:p text:style-name="P25"/>
      <text:p text:style-name="P26">RuffCT</text:p>
      <text:p text:style-name="P26"/>
      <text:p text:style-name="P27">Antes de continuar debemos hacer una correcion <text:span text:style-name="T26">de</text:span> una declaración en la anterior edición. <text:span text:style-name="T26">Expresamos que Shi-Feng, Sun, Man Au, Joseph Liu y Tsz Hon Yuen contactaron el Laboratorio de investigación de Monero sobre las RingCT 2.0. Esto es un malentendido creado dentro de la comunidad sobre la afirmación de como se habia introducido el papel blanco describiendo las RingCT 2.0 al MRL.</text:span></text:p>
      <text:p text:style-name="P27"/>
      <text:p text:style-name="P28"><text:span text:style-name="T26"><text:s/>Aunque las pruebas de bala tomaron ventaja, el MRL ha continuado su incursión en la viabilidad sobre la implementación de las RuffCT en Monero. De hecho, viendo como las RuffCT incrementan drasticamente el número de anillos con la desventaja en los tiempos de verificación, han buscado como </text:span><text:soft-page-break/><text:span text:style-name="T26">combinar las pruebas de bala que son pequeñas y veloces con las lentas RuffCT, para así permitir el incremento del tamaño de anillos sin exceder el uso de la red. Esto reducira aún mas la posibilidad de encontrar las salidas(outputs) de las transacciones e incrementar la privacidad.</text:span></text:p>
      <text:p text:style-name="P28"/>
      <text:p text:style-name="P29">Protocolo SPECTRE</text:p>
      <text:p text:style-name="P28"/>
      <text:p text:style-name="P29"><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5T20:45:06.151811658</meta:creation-date>
    <dc:date>2018-03-08T22:13:12.294895008</dc:date>
    <meta:editing-duration>PT4H10M28S</meta:editing-duration>
    <meta:editing-cycles>31</meta:editing-cycles>
    <meta:generator>LibreOffice/5.1.6.2$Linux_X86_64 LibreOffice_project/10m0$Build-2</meta:generator>
    <meta:document-statistic meta:table-count="0" meta:image-count="0" meta:object-count="0" meta:page-count="4" meta:paragraph-count="37" meta:word-count="1404" meta:character-count="8795" meta:non-whitespace-character-count="7404"/>
  </office:meta>
</office:document-meta>
</file>